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officeooo:rsid="000b1ab0" officeooo:paragraph-rsid="000b1ab0"/>
    </style:style>
    <style:style style:name="P2" style:family="paragraph" style:parent-style-name="paragraph">
      <style:paragraph-properties fo:margin-top="0in" fo:margin-bottom="0in" style:contextual-spacing="false" fo:text-align="center" style:justify-single-word="false" style:vertical-align="baseline"/>
    </style:style>
    <style:style style:name="P3" style:family="paragraph" style:parent-style-name="paragraph">
      <style:paragraph-properties fo:margin-top="0in" fo:margin-bottom="0in" style:contextual-spacing="false" style:vertical-align="baseline"/>
      <style:text-properties style:font-name="Segoe UI" fo:font-size="9pt" style:font-size-asian="9pt" style:font-name-complex="Segoe UI1" style:font-size-complex="9pt"/>
    </style:style>
    <style:style style:name="P4" style:family="paragraph" style:parent-style-name="paragraph">
      <style:paragraph-properties fo:margin-top="0in" fo:margin-bottom="0in" style:contextual-spacing="false" style:vertical-align="baseline"/>
    </style:style>
    <style:style style:name="P5" style:family="paragraph" style:parent-style-name="paragraph">
      <style:paragraph-properties fo:margin-top="0in" fo:margin-bottom="0in" style:contextual-spacing="false" style:vertical-align="baseline"/>
      <style:text-properties officeooo:paragraph-rsid="000b1ab0"/>
    </style:style>
    <style:style style:name="P6" style:family="paragraph" style:parent-style-name="paragraph">
      <style:paragraph-properties fo:margin-top="0in" fo:margin-bottom="0in" style:contextual-spacing="false" style:vertical-align="baseline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7" style:family="paragraph" style:parent-style-name="paragraph">
      <style:paragraph-properties fo:margin-left="0.75in" fo:margin-right="0in" fo:margin-top="0in" fo:margin-bottom="0in" style:contextual-spacing="false" fo:text-indent="0in" style:auto-text-indent="false" style:vertical-align="baseline"/>
      <style:text-properties style:font-name="Calibri" fo:font-size="11pt" style:font-size-asian="11pt" style:font-name-complex="Calibri1" style:font-size-complex="11pt"/>
    </style:style>
    <style:style style:name="P8" style:family="paragraph" style:parent-style-name="paragraph">
      <style:paragraph-properties fo:margin-top="0in" fo:margin-bottom="0in" style:contextual-spacing="false" style:vertical-align="baseline"/>
      <style:text-properties style:font-name="Calibri" fo:font-weight="bold" style:font-weight-asian="bold" style:font-name-complex="Calibri1" style:font-weight-complex="bold"/>
    </style:style>
    <style:style style:name="P9" style:family="paragraph" style:parent-style-name="paragraph" style:list-style-name="WWNum1">
      <style:paragraph-properties fo:margin-left="0.75in" fo:margin-right="0in" fo:margin-top="0in" fo:margin-bottom="0in" style:contextual-spacing="false" fo:text-indent="0in" style:auto-text-indent="false" style:vertical-align="baseline"/>
    </style:style>
    <style:style style:name="P10" style:family="paragraph" style:parent-style-name="paragraph">
      <style:paragraph-properties fo:margin-top="0in" fo:margin-bottom="0in" style:contextual-spacing="false" style:vertical-align="baseline"/>
      <style:text-properties fo:color="#833c0b" loext:opacity="100%" style:font-name="Calibri" style:font-name-complex="Calibri1"/>
    </style:style>
    <style:style style:name="P11" style:family="paragraph" style:parent-style-name="paragraph" style:list-style-name="WWNum2">
      <style:paragraph-properties fo:margin-top="0.1945in" fo:margin-bottom="0in" style:contextual-spacing="false" style:vertical-align="baseline"/>
    </style:style>
    <style:style style:name="P12" style:family="paragraph" style:parent-style-name="paragraph" style:list-style-name="WWNum2">
      <style:paragraph-properties fo:margin-top="0in" fo:margin-bottom="0in" style:contextual-spacing="false" style:vertical-align="baseline"/>
    </style:style>
    <style:style style:name="T1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2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3" style:family="text">
      <style:text-properties style:font-name="Calibri" fo:font-size="11pt" style:font-size-asian="11pt" style:font-name-complex="Calibri1" style:font-size-complex="11pt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fo:font-weight="bold" style:font-weight-asian="bold" style:font-name-complex="Calibri1" style:font-weight-complex="bold"/>
    </style:style>
    <style:style style:name="T7" style:family="text">
      <style:text-properties style:font-name="Calibri" fo:font-weight="bold" style:font-weight-asian="bold" style:font-name-complex="Calibri1" style:font-weight-complex="bold"/>
    </style:style>
    <style:style style:name="T8" style:family="text">
      <style:text-properties style:font-name="Calibri" fo:font-weight="bold" style:font-weight-asian="bold" style:font-name-complex="Calibri1" style:font-weight-complex="bold"/>
    </style:style>
    <style:style style:name="T9" style:family="text">
      <style:text-properties style:font-name="Calibri" fo:font-size="14pt" fo:font-weight="bold" style:font-size-asian="14pt" style:font-weight-asian="bold" style:font-name-complex="Calibri1" style:font-size-complex="14pt" style:font-weight-complex="bold"/>
    </style:style>
    <style:style style:name="T10" style:family="text">
      <style:text-properties style:font-name="Calibri" fo:font-size="14pt" fo:font-weight="bold" style:font-size-asian="14pt" style:font-weight-asian="bold" style:font-name-complex="Calibri1" style:font-size-complex="14pt" style:font-weight-complex="bold"/>
    </style:style>
    <style:style style:name="T11" style:family="text">
      <style:text-properties style:font-name="Calibri" fo:font-size="14pt" fo:font-weight="bold" style:font-size-asian="14pt" style:font-weight-asian="bold" style:font-name-complex="Calibri1" style:font-size-complex="14pt" style:font-weight-complex="bold"/>
    </style:style>
    <style:style style:name="T12" style:family="text">
      <style:text-properties style:font-name="Calibri" fo:font-size="14pt" style:font-size-asian="14pt" style:font-name-complex="Calibri1" style:font-size-complex="14pt"/>
    </style:style>
    <style:style style:name="T13" style:family="text">
      <style:text-properties style:font-name="Calibri" fo:font-size="9pt" style:font-size-asian="9pt" style:font-name-complex="Calibri1" style:font-size-complex="9pt"/>
    </style:style>
    <style:style style:name="T14" style:family="text">
      <style:text-properties style:font-name="Segoe UI" fo:font-size="9pt" style:font-size-asian="9pt" style:font-name-complex="Segoe UI1" style:font-size-complex="9pt"/>
    </style:style>
    <style:style style:name="T15" style:family="text">
      <style:text-properties style:font-name="Segoe UI" style:font-name-complex="Segoe UI1"/>
    </style:style>
    <style:style style:name="T16" style:family="text">
      <style:text-properties fo:color="#ff0000" loext:opacity="100%" style:font-name="Calibri" fo:font-size="16pt" fo:font-weight="bold" style:font-size-asian="16pt" style:font-weight-asian="bold" style:font-name-complex="Calibri1" style:font-size-complex="16pt" style:font-weight-complex="bold"/>
    </style:style>
    <style:style style:name="T17" style:family="text">
      <style:text-properties fo:color="#ff0000" loext:opacity="100%" style:font-name="Calibri" fo:font-size="16pt" style:font-size-asian="16pt" style:font-name-complex="Calibri1" style:font-size-complex="16pt"/>
    </style:style>
    <style:style style:name="T18" style:family="text">
      <style:text-properties fo:color="#ff0000" loext:opacity="100%" style:font-name="Calibri" fo:font-size="14pt" fo:font-weight="bold" style:font-size-asian="14pt" style:font-weight-asian="bold" style:font-name-complex="Calibri1" style:font-size-complex="14pt" style:font-weight-complex="bold"/>
    </style:style>
    <style:style style:name="T19" style:family="text">
      <style:text-properties fo:color="#ff0000" loext:opacity="100%" style:font-name="Calibri" fo:font-size="14pt" fo:font-weight="bold" style:font-size-asian="14pt" style:font-weight-asian="bold" style:font-name-complex="Calibri1" style:font-size-complex="14pt" style:font-weight-complex="bold"/>
    </style:style>
    <style:style style:name="T20" style:family="text">
      <style:text-properties fo:color="#ff0000" loext:opacity="100%" style:font-name="Calibri" fo:font-size="14pt" style:font-size-asian="14pt" style:font-name-complex="Calibri1" style:font-size-complex="14pt"/>
    </style:style>
    <style:style style:name="T21" style:family="text">
      <style:text-properties fo:color="#ff0000" loext:opacity="100%" style:font-name="Segoe UI" fo:font-size="9pt" fo:font-weight="bold" style:font-size-asian="9pt" style:font-weight-asian="bold" style:font-name-complex="Segoe UI1" style:font-size-complex="9pt" style:font-weight-complex="bold"/>
    </style:style>
    <style:style style:name="T22" style:family="text">
      <style:text-properties fo:color="#ff0000" loext:opacity="100%" style:font-name="Segoe UI" fo:font-size="9pt" fo:font-weight="bold" officeooo:rsid="000b1ab0" style:font-size-asian="9pt" style:font-weight-asian="bold" style:font-name-complex="Segoe UI1" style:font-size-complex="9pt" style:font-weight-complex="bold"/>
    </style:style>
    <style:style style:name="T23" style:family="text">
      <style:text-properties fo:color="#000000" loext:opacity="100%" style:font-name="Calibri" fo:font-size="14pt" fo:font-weight="bold" style:font-size-asian="14pt" style:font-weight-asian="bold" style:font-name-complex="Calibri1" style:font-size-complex="14pt" style:font-weight-complex="bold"/>
    </style:style>
    <style:style style:name="T24" style:family="text">
      <style:text-properties fo:color="#000000" loext:opacity="100%" style:font-name="Calibri" fo:font-size="14pt" style:font-size-asian="14pt" style:font-name-complex="Calibri1" style:font-size-complex="14pt"/>
    </style:style>
    <style:style style:name="T25" style:family="text">
      <style:text-properties fo:color="#000000" loext:opacity="100%" style:font-name="Calibri" fo:font-size="11pt" style:font-size-asian="11pt" style:font-name-complex="Calibri1" style:font-size-complex="11pt"/>
    </style:style>
    <style:style style:name="T26" style:family="text">
      <style:text-properties fo:color="#000000" loext:opacity="100%" style:font-name="Calibri" style:font-name-complex="Calibri1"/>
    </style:style>
    <style:style style:name="T27" style:family="text">
      <style:text-properties fo:color="#000000" loext:opacity="100%" style:font-name="Calibri" style:font-name-complex="Calibri1"/>
    </style:style>
    <style:style style:name="T28" style:family="text">
      <style:text-properties fo:color="#833c0b" loext:opacity="100%" style:font-name="Calibri" style:font-name-complex="Calibri1"/>
    </style:style>
    <style:style style:name="T29" style:family="text">
      <style:text-properties fo:color="#833c0b" loext:opacity="100%" style:font-name="Calibri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4"><text:span text:style-name="normaltextrun"><text:span text:style-name="T1">COOKING WITHOUT FIRE</text:span></text:span></text:p>
      <text:p text:style-name="P3" loext:marker-style-name="T14"/>
      <text:p text:style-name="P4" loext:marker-style-name="T14"><text:span text:style-name="normaltextrun"><text:span text:style-name="T3">Cooking without fire is an event where participants prepare dishes without using traditional flames. It involves methods like raw food preparation, fermentation, pickling etc. It is a creative and fun way to showcase culinary skills while working within unique constraints.</text:span></text:span><text:span text:style-name="eop"><text:span text:style-name="T3"> </text:span></text:span></text:p>
      <text:p text:style-name="P6" loext:marker-style-name="T1"><text:span text:style-name="normaltextrun"><text:span text:style-name="T1"/></text:span></text:p>
      <text:p text:style-name="P4" loext:marker-style-name="T15"><text:span text:style-name="normaltextrun"><text:span text:style-name="T6">Rules &amp; Regulations:</text:span></text:span><text:span text:style-name="eop"><text:span text:style-name="T4"> </text:span></text:span></text:p>
      <text:p text:style-name="P4" loext:marker-style-name="T14"><text:span text:style-name="eop"><text:span text:style-name="T3"> </text:span></text:span><text:span text:style-name="T14"/></text:p>
      <text:p text:style-name="P4" loext:marker-style-name="T14"><text:span text:style-name="normaltextrun"><text:span text:style-name="T16">Time limit: 1hr 15min</text:span></text:span><text:span text:style-name="eop"><text:span text:style-name="T17"> </text:span></text:span></text:p>
      <text:p text:style-name="P4" loext:marker-style-name="T14"><text:span text:style-name="normaltextrun"><text:span text:style-name="T16">Number of participants: 2 members per team </text:span></text:span><text:span text:style-name="eop"><text:span text:style-name="T17"> </text:span></text:span></text:p>
      <text:p text:style-name="P4" loext:marker-style-name="T14"><text:span text:style-name="normaltextrun"><text:span text:style-name="T16">Minimum Dishes to be Prepared: 2 (one main dish &amp; 1 drink)</text:span></text:span><text:span text:style-name="eop"><text:span text:style-name="T17"> </text:span></text:span></text:p>
      <text:p text:style-name="P4" loext:marker-style-name="T14"><text:span text:style-name="eop"><text:span text:style-name="T3"> </text:span></text:span><text:span text:style-name="T14"/></text:p>
      <text:p text:style-name="P4" loext:marker-style-name="T14"><text:span text:style-name="normaltextrun"><text:span text:style-name="T3">All required materials, tools, and equipment should be arranged by the participants. (The cooking area will be provided only)</text:span></text:span><text:span text:style-name="eop"><text:span text:style-name="T3"> </text:span></text:span></text:p>
      <text:p text:style-name="P4" loext:marker-style-name="T14"><text:span text:style-name="eop"><text:span text:style-name="T3"> </text:span></text:span><text:span text:style-name="T14"/></text:p>
      <text:list text:style-name="WWNum1">
        <text:list-item>
          <text:p text:style-name="P9" loext:marker-style-name="T3"><text:span text:style-name="normaltextrun"><text:span text:style-name="T3">Cutting of vegetables and fruits should be done on the spot.</text:span></text:span><text:span text:style-name="eop"><text:span text:style-name="T3"> </text:span></text:span></text:p>
        </text:list-item>
        <text:list-item>
          <text:p text:style-name="P9" loext:marker-style-name="T3"><text:span text:style-name="normaltextrun"><text:span text:style-name="T3">Participants must display a </text:span></text:span><text:span text:style-name="normaltextrun"><text:span text:style-name="T1">chart having the name and ingredients of the dish</text:span></text:span><text:span text:style-name="normaltextrun"><text:span text:style-name="T3">.</text:span></text:span><text:span text:style-name="eop"><text:span text:style-name="T3"> </text:span></text:span></text:p>
        </text:list-item>
        <text:list-item>
          <text:p text:style-name="P9" loext:marker-style-name="T3"><text:span text:style-name="normaltextrun"><text:span text:style-name="T3">All the participants must </text:span></text:span><text:span text:style-name="normaltextrun"><text:span text:style-name="T1">maintain hygiene</text:span></text:span><text:span text:style-name="normaltextrun"><text:span text:style-name="T3"> throughout and leave their working area clean after the preparation. (Includes disposing of all trash and cleaning up any spills).</text:span></text:span><text:span text:style-name="eop"><text:span text:style-name="T3"> </text:span></text:span></text:p>
        </text:list-item>
      </text:list>
      <text:p text:style-name="P7" loext:marker-style-name="T3"/>
      <text:p text:style-name="P4" loext:marker-style-name="T14"><text:span text:style-name="eop"><text:span text:style-name="T3"> </text:span></text:span><text:span text:style-name="T14"/></text:p>
      <text:p text:style-name="P4" loext:marker-style-name="T14"><text:span text:style-name="normaltextrun"><text:span text:style-name="T9">Evaluation Criteria:</text:span></text:span><text:span text:style-name="eop"><text:span text:style-name="T12"> </text:span></text:span></text:p>
      <text:p text:style-name="P4" loext:marker-style-name="T14"><text:span text:style-name="normaltextrun"><text:span text:style-name="T3">• Taste</text:span></text:span><text:span text:style-name="eop"><text:span text:style-name="T3"> </text:span></text:span></text:p>
      <text:p text:style-name="P4" loext:marker-style-name="T14"><text:span text:style-name="normaltextrun"><text:span text:style-name="T3">• Presentation</text:span></text:span><text:span text:style-name="eop"><text:span text:style-name="T3"> </text:span></text:span></text:p>
      <text:p text:style-name="P4" loext:marker-style-name="T14"><text:span text:style-name="normaltextrun"><text:span text:style-name="T3">• Creativity</text:span></text:span><text:span text:style-name="eop"><text:span text:style-name="T3"> </text:span></text:span></text:p>
      <text:p text:style-name="P4" loext:marker-style-name="T14"><text:span text:style-name="normaltextrun"><text:span text:style-name="T3">• Hygiene</text:span></text:span><text:span text:style-name="eop"><text:span text:style-name="T3"> </text:span></text:span></text:p>
      <text:p text:style-name="P4" loext:marker-style-name="T14"><text:span text:style-name="normaltextrun"><text:span text:style-name="T3">• Time management</text:span></text:span><text:span text:style-name="eop"><text:span text:style-name="T3"> </text:span></text:span></text:p>
      <text:p text:style-name="P4" loext:marker-style-name="T14"><text:span text:style-name="normaltextrun"><text:span text:style-name="T4">Judges will score each dish based on these criteria and their decision will be final in selecting the winner.</text:span></text:span><text:span text:style-name="eop"><text:span text:style-name="T4"> </text:span></text:span></text:p>
      <text:p text:style-name="P4" loext:marker-style-name="T14"><text:span text:style-name="normaltextrun"><text:span text:style-name="T23">Here are some examples of ingredients that are allowed</text:span></text:span><text:span text:style-name="normaltextrun"><text:span text:style-name="T24">:</text:span></text:span><text:span text:style-name="eop"><text:span text:style-name="T24"> </text:span></text:span></text:p>
      <text:p text:style-name="P4" loext:marker-style-name="T14"><text:span text:style-name="normaltextrun"><text:span text:style-name="T28">Fruits, vegetables, grains, nuts, seeds, spices, herbs, oils, vinegar, honey, other natural sweeteners, milk (whipped cream if required to be prepared on the spot only), yogurt, etc. Any raw and unprocessed items</text:span></text:span><text:span text:style-name="eop"><text:span text:style-name="T28"> </text:span></text:span></text:p>
      <text:p text:style-name="P4" loext:marker-style-name="T14"><text:span text:style-name="normaltextrun"><text:span text:style-name="T23">Forbidden items include</text:span></text:span><text:span text:style-name="normaltextrun"><text:span text:style-name="T25">:</text:span></text:span><text:span text:style-name="eop"><text:span text:style-name="T25"> </text:span></text:span></text:p>
      <text:p text:style-name="P4" loext:marker-style-name="T28"><text:span text:style-name="normaltextrun"><text:span text:style-name="T28">Canned foods, Frozen foods, packaged meals, processed milk products (like cheese), alcohol, packed items such as biscuits, chips, etc.</text:span></text:span><text:span text:style-name="eop"><text:span text:style-name="T28"> </text:span></text:span></text:p>
      <text:p text:style-name="P10" loext:marker-style-name="T28"><text:span text:style-name="eop"><text:span text:style-name="T28"/></text:span></text:p>
      <text:p text:style-name="P10" loext:marker-style-name="T28"><text:span text:style-name="eop"><text:span text:style-name="T28"/></text:span></text:p>
      <text:p text:style-name="P4" loext:marker-style-name="T9"><text:span text:style-name="eop"><text:span text:style-name="T9">Here are some of the themes you may follow while preparing the dish (</text:span></text:span><text:span text:style-name="eop"><text:span text:style-name="T18">OPTIONAL</text:span></text:span><text:span text:style-name="eop"><text:span text:style-name="T9">):</text:span></text:span></text:p>
      <text:p text:style-name="P8" loext:marker-style-name="T6"><text:span text:style-name="eop"><text:span text:style-name="T6"/></text:span></text:p>
      <text:list text:style-name="WWNum2">
        <text:list-item>
          <text:p text:style-name="P11" loext:marker-style-name="T4"><text:soft-page-break/><text:span text:style-name="T6">Decadent Dessert Parfaits:</text:span><text:span text:style-name="T4"> Focus on layered desserts using ingredients like yogurt, granola, fresh fruits, and nuts. Parfait variations could include chocolate, berry, and tropical fruit.</text:span></text:p>
        </text:list-item>
        <text:list-item>
          <text:p text:style-name="P12" loext:marker-style-name="T13"><text:span text:style-name="T6">Culinary Art on Canvas:</text:span><text:span text:style-name="T4"> Focus on the visual appeal of dishes. Participants can use ingredients to create edible artworks on plates, such as salads arranged like flower gardens or fruit-based mandalas.</text:span></text:p>
        </text:list-item>
        <text:list-item>
          <text:p text:style-name="P12" loext:marker-style-name="T4"><text:span text:style-name="T6">Energy Bites Workshop:</text:span><text:span text:style-name="T4"> Participants can learn to make no-bake energy bites using ingredients like oats, nut butter, dried fruits, and seeds.</text:span></text:p>
        </text:list-item>
        <text:list-item>
          <text:p text:style-name="P12" loext:marker-style-name="T4"><text:span text:style-name="T6">Dips and Dippers Delight:</text:span><text:span text:style-name="T4"> Emphasize creative dips paired with various dippable items like pita chips, vegetable sticks, and fruit slices. Examples are hummus, salsa, and yogurt-based dips.</text:span></text:p>
        </text:list-item>
      </text:list>
      <text:p text:style-name="P4" loext:marker-style-name="T13"><text:span text:style-name="normaltextrun"><text:span text:style-name="T26">All participants must follow the rules to make it a successful event!</text:span></text:span><text:span text:style-name="eop"><text:span text:style-name="T26"> </text:span></text:span></text:p>
      <text:p text:style-name="P4" loext:marker-style-name="T14"><text:span text:style-name="eop"><text:span text:style-name="T26"> </text:span></text:span></text:p>
      <text:p text:style-name="P4" loext:marker-style-name="T14"><text:span text:style-name="eop"><text:span text:style-name="T26"> </text:span></text:span></text:p>
      <text:p text:style-name="P4" loext:marker-style-name="T14"><text:span text:style-name="normaltextrun"><text:span text:style-name="T18">No registration fee</text:span></text:span><text:span text:style-name="eop"><text:span text:style-name="T20"> </text:span></text:span></text:p>
      <text:p text:style-name="P4" loext:marker-style-name="T14"><text:span text:style-name="normaltextrun"><text:span text:style-name="T18">Winning prize</text:span></text:span><text:span text:style-name="eop"><text:span text:style-name="T20"> </text:span></text:span></text:p>
      <text:p text:style-name="P4" loext:marker-style-name="T14"><text:span text:style-name="normaltextrun"><text:span text:style-name="T18">Upto 5k (1st), upto 3k (2nd) </text:span></text:span></text:p>
      <text:p text:style-name="P4" loext:marker-style-name="T14"><text:span text:style-name="normaltextrun"><text:span text:style-name="T21"/></text:span></text:p>
      <text:p text:style-name="P5" loext:marker-style-name="T14"><text:span text:style-name="normaltextrun"><text:span text:style-name="T22"/></text:span></text:p>
      <text:p text:style-name="P5" loext:marker-style-name="T14"><text:span text:style-name="normaltextrun"><text:span text:style-name="T22"/></text:span></text:p>
      <text:p text:style-name="P1">Register here: https://docs.google.com/forms/d/e/1FAIpQLSeT8jNTqG-B5jfVDeY-tIzONpJzXHsteZeQH5hPEWz4UyziVg/viewfor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yantani Haldar</meta:initial-creator>
    <meta:editing-cycles>19</meta:editing-cycles>
    <meta:creation-date>2023-08-23T14:10:00</meta:creation-date>
    <dc:date>2023-09-08T19:07:42.999456428</dc:date>
    <meta:editing-duration>PT11H34S</meta:editing-duration>
    <meta:generator>LibreOffice/7.5.5.2$Linux_X86_64 LibreOffice_project/50$Build-2</meta:generator>
    <meta:document-statistic meta:table-count="0" meta:image-count="0" meta:object-count="0" meta:page-count="2" meta:paragraph-count="37" meta:word-count="384" meta:character-count="2558" meta:non-whitespace-character-count="2181"/>
    <meta:user-defined meta:name="AppVersion">16.0000</meta:user-defined>
    <meta:user-defined meta:name="GrammarlyDocumentId">73b6a69a-995a-4b8c-adb6-fc9ebbe15968</meta:user-defined>
    <meta:template xlink:type="simple" xlink:actuate="onRequest" xlink:title="Normal" xlink:href=""/>
  </office:meta>
</office:document-meta>
</file>